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bold" loext:padding="0in" loext:border="none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style:font-name="Calibri" fo:font-size="12pt" fo:letter-spacing="normal" fo:font-style="normal" fo:font-weight="normal" loext:padding="0in" loext:border="none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000000" fo:letter-spacing="normal" loext:padding="0in" loext:border="none"/>
    </style:style>
    <style:style style:name="T1" style:family="text">
      <style:text-properties style:font-name="Calibri" fo:font-size="12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ón</text:p>
      <text:p text:style-name="P2">Tienes que incluir la motivación del trabajo</text:p>
      <text:p text:style-name="P1">Metodología</text:p>
      <text:p text:style-name="P2">Cálculo del VaR con método paramétrico</text:p>
      <text:p text:style-name="P2">y distribuciones que vas a seleccionar. Presentar la función de densidad de esas distribuciones. </text:p>
      <text:p text:style-name="P1">Datos</text:p>
      <text:p text:style-name="P2">Tu tarea I. Análisis de datos (lo tienes hecho)</text:p>
      <text:p text:style-name="P1">Resultados empíricos</text:p>
      <text:p text:style-name="P3"> <text:span text:style-name="T1">Estimaciones vaR bajo distintas distribuciones (lo tienes hecho)</text:span></text:p>
      <text:p text:style-name="P1">Backtesting</text:p>
      <text:p text:style-name="P2">Incluir los resultados del backtesting (lo tienes hecho)</text:p>
      <text:p text:style-name="P1">Conclusiones</text:p>
      <text:p text:style-name="P2">Presentar las conclusiones del trabajo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14:17:57.267574837</meta:creation-date>
    <dc:date>2021-04-07T14:18:58.579690702</dc:date>
    <meta:editing-duration>PT1M5S</meta:editing-duration>
    <meta:editing-cycles>1</meta:editing-cycles>
    <meta:document-statistic meta:table-count="0" meta:image-count="0" meta:object-count="0" meta:page-count="1" meta:paragraph-count="13" meta:word-count="64" meta:character-count="456" meta:non-whitespace-character-count="403"/>
    <meta:generator>LibreOffice/6.4.6.2$Linux_X86_64 LibreOffice_project/40$Build-2</meta:generator>
  </office:meta>
</office:document-meta>
</file>